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1de9c7"/>
    </style:style>
    <style:style style:name="P3" style:family="paragraph" style:parent-style-name="Standard">
      <style:text-properties style:font-name="Liberation Sans" officeooo:paragraph-rsid="001e7cbe"/>
    </style:style>
    <style:style style:name="P4" style:family="paragraph" style:parent-style-name="Standard">
      <style:text-properties style:font-name="Liberation Sans" officeooo:rsid="001fb4ef" officeooo:paragraph-rsid="001fb4ef"/>
    </style:style>
    <style:style style:name="P5" style:family="paragraph" style:parent-style-name="Standard">
      <style:text-properties style:font-name="Liberation Sans" officeooo:paragraph-rsid="002c44f8"/>
    </style:style>
    <style:style style:name="P6" style:family="paragraph" style:parent-style-name="Standard">
      <style:text-properties style:font-name="Liberation Sans" officeooo:paragraph-rsid="0039e2f4"/>
    </style:style>
    <style:style style:name="P7" style:family="paragraph" style:parent-style-name="Standard">
      <style:text-properties officeooo:paragraph-rsid="0037e42a"/>
    </style:style>
    <style:style style:name="P8" style:family="paragraph" style:parent-style-name="Standard">
      <style:text-properties officeooo:rsid="0052b268" officeooo:paragraph-rsid="0052b268"/>
    </style:style>
    <style:style style:name="P9" style:family="paragraph" style:parent-style-name="Standard">
      <style:text-properties fo:font-weight="bold" officeooo:paragraph-rsid="00541716" style:font-weight-asian="bold" style:font-weight-complex="bold"/>
    </style:style>
    <style:style style:name="P10" style:family="paragraph" style:parent-style-name="Standard">
      <style:text-properties officeooo:rsid="0064894f" officeooo:paragraph-rsid="0064894f"/>
    </style:style>
    <style:style style:name="P11" style:family="paragraph" style:parent-style-name="Standard">
      <style:text-properties officeooo:rsid="0070eec4" officeooo:paragraph-rsid="008459ca"/>
    </style:style>
    <style:style style:name="P12" style:family="paragraph" style:parent-style-name="Standard">
      <style:text-properties officeooo:rsid="00884838" officeooo:paragraph-rsid="00884838"/>
    </style:style>
    <style:style style:name="P13" style:family="paragraph" style:parent-style-name="Standard" style:master-page-name="MP0">
      <style:paragraph-properties style:page-number="auto" fo:break-before="page"/>
      <style:text-properties style:font-name="Liberation Sans"/>
    </style:style>
    <style:style style:name="P14" style:family="paragraph" style:parent-style-name="Standard">
      <style:text-properties style:font-name="Liberation Sans" officeooo:rsid="0052b268" officeooo:paragraph-rsid="0052b268"/>
    </style:style>
    <style:style style:name="P15" style:family="paragraph" style:parent-style-name="Standard">
      <style:text-properties style:font-name="Liberation Sans" officeooo:rsid="0070eec4" officeooo:paragraph-rsid="0070eec4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7e42a"/>
    </style:style>
    <style:style style:name="T3" style:family="text">
      <style:text-properties style:font-name="Liberation Sans" officeooo:rsid="004f078a"/>
    </style:style>
    <style:style style:name="T4" style:family="text">
      <style:text-properties style:font-name="Liberation Sans" officeooo:rsid="004fde1e"/>
    </style:style>
    <style:style style:name="T5" style:family="text">
      <style:text-properties style:font-name="Liberation Sans" officeooo:rsid="00541716"/>
    </style:style>
    <style:style style:name="T6" style:family="text">
      <style:text-properties style:font-name="Liberation Sans" officeooo:rsid="0055662e"/>
    </style:style>
    <style:style style:name="T7" style:family="text">
      <style:text-properties style:font-name="Liberation Sans" officeooo:rsid="005d24c9"/>
    </style:style>
    <style:style style:name="T8" style:family="text">
      <style:text-properties style:font-name="Liberation Sans" officeooo:rsid="005d9bcb"/>
    </style:style>
    <style:style style:name="T9" style:family="text">
      <style:text-properties style:font-name="Liberation Sans" officeooo:rsid="005dd337"/>
    </style:style>
    <style:style style:name="T10" style:family="text">
      <style:text-properties style:font-name="Liberation Sans" officeooo:rsid="0067fa15"/>
    </style:style>
    <style:style style:name="T11" style:family="text">
      <style:text-properties style:font-name="Liberation Sans" officeooo:rsid="0069df52"/>
    </style:style>
    <style:style style:name="T12" style:family="text">
      <style:text-properties style:font-name="Liberation Sans" officeooo:rsid="006b82b3"/>
    </style:style>
    <style:style style:name="T13" style:family="text">
      <style:text-properties style:font-name="Liberation Sans" officeooo:rsid="006cd545"/>
    </style:style>
    <style:style style:name="T14" style:family="text">
      <style:text-properties style:font-name="Liberation Sans" officeooo:rsid="00710ebb"/>
    </style:style>
    <style:style style:name="T15" style:family="text">
      <style:text-properties style:font-name="Liberation Sans" officeooo:rsid="0072f366"/>
    </style:style>
    <style:style style:name="T16" style:family="text">
      <style:text-properties style:font-name="Liberation Sans" officeooo:rsid="0074a248"/>
    </style:style>
    <style:style style:name="T17" style:family="text">
      <style:text-properties style:font-name="Liberation Sans" officeooo:rsid="00769449"/>
    </style:style>
    <style:style style:name="T18" style:family="text">
      <style:text-properties style:font-name="Liberation Sans" officeooo:rsid="007d10ac"/>
    </style:style>
    <style:style style:name="T19" style:family="text">
      <style:text-properties style:font-name="Liberation Sans" officeooo:rsid="007efa6e"/>
    </style:style>
    <style:style style:name="T20" style:family="text">
      <style:text-properties style:font-name="Liberation Sans" officeooo:rsid="007f730a"/>
    </style:style>
    <style:style style:name="T21" style:family="text">
      <style:text-properties style:font-name="Liberation Sans" officeooo:rsid="008006f6"/>
    </style:style>
    <style:style style:name="T22" style:family="text">
      <style:text-properties style:font-name="Liberation Sans" officeooo:rsid="0081b44b"/>
    </style:style>
    <style:style style:name="T23" style:family="text">
      <style:text-properties style:font-name="Liberation Sans" officeooo:rsid="0082903c"/>
    </style:style>
    <style:style style:name="T24" style:family="text">
      <style:text-properties style:font-name="Liberation Sans" officeooo:rsid="0085abc5"/>
    </style:style>
    <style:style style:name="T25" style:family="text">
      <style:text-properties style:font-name="Liberation Sans" officeooo:rsid="00860a08"/>
    </style:style>
    <style:style style:name="T26" style:family="text">
      <style:text-properties style:font-name="Liberation Sans" officeooo:rsid="008621be"/>
    </style:style>
    <style:style style:name="T27" style:family="text">
      <style:text-properties style:font-name="Liberation Sans" officeooo:rsid="0092093f"/>
    </style:style>
    <style:style style:name="T28" style:family="text">
      <style:text-properties style:font-name="Liberation Sans" officeooo:rsid="0092e99c"/>
    </style:style>
    <style:style style:name="T29" style:family="text">
      <style:text-properties style:font-name="Liberation Sans" officeooo:rsid="0093579c"/>
    </style:style>
    <style:style style:name="T30" style:family="text">
      <style:text-properties officeooo:rsid="001de9c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778bb" style:font-weight-asian="bold" style:font-weight-complex="bold"/>
    </style:style>
    <style:style style:name="T33" style:family="text">
      <style:text-properties officeooo:rsid="00210307"/>
    </style:style>
    <style:style style:name="T34" style:family="text">
      <style:text-properties officeooo:rsid="0025a004"/>
    </style:style>
    <style:style style:name="T35" style:family="text">
      <style:text-properties officeooo:rsid="002dc5dc"/>
    </style:style>
    <style:style style:name="T36" style:family="text">
      <style:text-properties officeooo:rsid="002f4986"/>
    </style:style>
    <style:style style:name="T37" style:family="text">
      <style:text-properties officeooo:rsid="00475c6c"/>
    </style:style>
    <style:style style:name="T38" style:family="text">
      <style:text-properties officeooo:rsid="00479868"/>
    </style:style>
    <style:style style:name="T39" style:family="text">
      <style:text-properties officeooo:rsid="004c6d08"/>
    </style:style>
    <style:style style:name="T40" style:family="text">
      <style:text-properties fo:font-variant="normal" fo:text-transform="none" fo:color="#111111" style:font-name="Liberation Sans" fo:font-size="12pt" fo:letter-spacing="normal" fo:font-style="normal" fo:font-weight="normal" officeooo:rsid="0081b44b"/>
    </style:style>
    <style:style style:name="T41" style:family="text">
      <style:text-properties fo:font-variant="normal" fo:text-transform="none" fo:color="#111111" style:font-name="Liberation Sans" fo:font-size="12pt" fo:letter-spacing="normal" fo:font-style="normal" fo:font-weight="normal" officeooo:rsid="009545d6"/>
    </style:style>
    <style:style style:name="T42" style:family="text">
      <style:text-properties officeooo:rsid="008c0be3"/>
    </style:style>
    <style:style style:name="T43" style:family="text">
      <style:text-properties officeooo:rsid="008db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raditional Machine Learning networks are often trained with the help of huge datasets. In many cases this a very powerful approach by means of reliability.</text:p>
      <text:p text:style-name="P1">However, in many cases there are no <text:span text:style-name="T42">big </text:span>datasets available <text:span text:style-name="T43">to train a network </text:span>what leads the interest to other machine learning techniques like Reinforcement Learning or Imitation Learning.</text:p>
      <text:p text:style-name="P3">In order to get these techniques work properly the underlying policy has to go through a long training process. <text:span text:style-name="T30">In traditional Imitation Learning architectures a policy is trained for a specific task based on a demonstration of an “expert”.</text:span></text:p>
      <text:p text:style-name="P1">When the network is given a slightly different task that it was not trained on both Reinforcement and Imitation Learning fail to deal with the situation. Therefore, new techniques like “One-Shot Imitation Learning” or “Zero-Shot Imitation Learning” are introduced. Two papers about this topic are described in the following.</text:p>
      <text:p text:style-name="P1"/>
      <text:p text:style-name="P1"><text:span text:style-name="T31">One-Shot Imitation Learning – </text:span><text:span text:style-name="T32">arXiv:1703.07326</text:span></text:p>
      <text:p text:style-name="P4">The aim of the newly introduced One-Shot Imitation Learning technique is to train a network <text:span text:style-name="T33">that is able to solve a given demonstration task but also tasks that have not been seen by the network before but that are similar to the training task.</text:span></text:p>
      <text:p text:style-name="P2">The ability to abstract the skills learned from solving a specific task to a more general overview makes the network more suitable for a broader range of challenges. <text:span text:style-name="T34">This </text:span>is similar to the human learning process.</text:p>
      <text:p text:style-name="P5">The presented one-shot architecture is structured as follows. A set of demonstrations for a given sample task <text:span text:style-name="T35">A</text:span> is used to train an underlying neural network (“One-Shot Imitator”). <text:span text:style-name="T36">The accuracy of the network is improved by collecting observation-action pairs during the training process which are used to condition the policy.</text:span></text:p>
      <text:p text:style-name="P6">All experiments were done <text:span text:style-name="T38">in a simulator-environment that uses </text:span>a 7-DOF Fetch robotic arm<text:span text:style-name="T37">. The test task is to </text:span>stack various numbers of cube-shaped blocks into a specific configuration <text:span text:style-name="T39">that is given by the user.</text:span></text:p>
      <text:p text:style-name="P7"><text:span text:style-name="T1">During the experiments, four different architectures (behavioral cloning, DAGGER, Final State, Snapshot) are compared and evaluated. <text:s/></text:span><text:span text:style-name="T2">For simple tasks with a low number of steps, all four architectures perform on the same level and are highly efficient both for the training tasks and </text:span><text:span text:style-name="T7">the test </text:span><text:span text:style-name="T2">tasks. For increasing difficulty the success rate decreases very fast</text:span><text:span text:style-name="T3"> </text:span><text:span text:style-name="T4">on both the training tasks and the test tasks </text:span><text:span text:style-name="T8">which makes it unsuitable for applications that rely strongly on </text:span><text:span text:style-name="T9">the </text:span><text:span text:style-name="T8">reliability of the network</text:span><text:span text:style-name="T2">. It has also been shown that conditioning the network on the entire demonstration gives better results than conditioning on the final state.</text:span></text:p>
      <text:p text:style-name="P8"><text:span text:style-name="T2">I</text:span><text:span text:style-name="T1">n overall, the One-Shot Imitation Learning architecture is suitable for tasks that do not exceed a certain level of difficulty.</text:span></text:p>
      <text:p text:style-name="P14"/>
      <text:p text:style-name="P9"><text:span text:style-name="T5">Zero-Shot Imitation Learning – </text:span><text:span text:style-name="T6">arXiv:1804.08606</text:span></text:p>
      <text:p text:style-name="P10"><text:span text:style-name="T1">In this paper, a slightly different approach is shown that follows the strategy of the so-called “Zero-Shot Imitation Learning”. </text:span><text:span text:style-name="T10">The introduced policy is trained and evaluated on two different tasks. A Baxter robot is used to solve rope manipulation task</text:span><text:span text:style-name="T11">s</text:span><text:span text:style-name="T10"> </text:span><text:span text:style-name="T11">based on processing visual demonstration data. </text:span><text:span text:style-name="T12">In a </text:span><text:span text:style-name="T11">second application </text:span><text:span text:style-name="T13">a TurtleBot is equipped with the introduced architecture to solve navigation tasks. </text:span><text:span text:style-name="T25">A third testing environment is </text:span><text:span text:style-name="T26">a simulated 3D navigation.</text:span></text:p>
      <text:p text:style-name="P15"/>
      <text:p text:style-name="P11"><text:span text:style-name="T1">One of the </text:span><text:span text:style-name="T27">goals that </text:span><text:span text:style-name="T28">the </text:span><text:span text:style-name="T18">zero-shot</text:span><text:span text:style-name="T1"> approach </text:span><text:span text:style-name="T29">aims for </text:span><text:span text:style-name="T1">is to avoid huge sets of expert demonstrations for training the policy </text:span><text:span text:style-name="T19">that can by tedious for the human expert</text:span><text:span text:style-name="T1">. </text:span><text:span text:style-name="T14">Instead of a long supervised training process the first step of creating a zero-shot imitation network is to let the agent gather data </text:span><text:span text:style-name="T20">on it’s own</text:span><text:span text:style-name="T14"> by letting him explore </text:span><text:span text:style-name="T15">hi</text:span><text:span text:style-name="T14">s environment</text:span><text:span text:style-name="T16">. </text:span><text:span text:style-name="T17">The data is </text:span><text:span text:style-name="T21">then </text:span><text:span text:style-name="T17">used to train the policy in a self-supervised way. </text:span><text:span text:style-name="T22">The policy receives the current observation as a visual input and outputs an action. </text:span><text:span text:style-name="T40">A “forward consistency loss” function makes sure that the final goal is more important than the steps towards this goal. In this way it is possible to have different ways </text:span><text:span text:style-name="T41">that lead </text:span><text:span text:style-name="T40">to the same solution.</text:span></text:p>
      <text:p text:style-name="P11"><text:span text:style-name="T24">The policy</text:span><text:span text:style-name="T23"> is able to imitate a task by feeding a single demonstration to the network.</text:span></text:p>
      <text:p text:style-name="P12"><text:soft-page-break/><text:span text:style-name="T23">I</text:span><text:span text:style-name="T1">t has been shown that in case of the rope manipulation task the network is able to outperform previous approaches but still has a relatively low success rate (60%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meta:creation-date>2018-08-17T11:26:00Z</meta:creation-date>
    <dc:date>2018-08-20T13:18:08.144067931</dc:date>
    <meta:editing-cycles>237</meta:editing-cycles>
    <meta:editing-duration>PT2H35M15S</meta:editing-duration>
    <meta:document-statistic meta:table-count="0" meta:image-count="0" meta:object-count="0" meta:page-count="2" meta:paragraph-count="16" meta:word-count="677" meta:character-count="4197" meta:non-whitespace-character-count="3533"/>
    <meta:template xlink:type="simple" xlink:actuate="onRequest" xlink:title="" xlink:href="Normal.dotm"/>
  </office:meta>
</office:document-meta>
</file>